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officeooo:rsid="000a639d" officeooo:paragraph-rsid="000a639d"/>
    </style:style>
    <style:style style:name="P2" style:family="paragraph" style:parent-style-name="Standard">
      <style:text-properties fo:color="#00a933" officeooo:rsid="000a639d" officeooo:paragraph-rsid="000a639d"/>
    </style:style>
    <style:style style:name="P3" style:family="paragraph" style:parent-style-name="Standard">
      <style:text-properties fo:color="#2a6099" officeooo:rsid="000a639d" officeooo:paragraph-rsid="000a639d"/>
    </style:style>
    <style:style style:name="P4" style:family="paragraph" style:parent-style-name="Standard">
      <style:text-properties officeooo:rsid="000a8da0" officeooo:paragraph-rsid="000a8da0"/>
    </style:style>
    <style:style style:name="P5" style:family="paragraph" style:parent-style-name="Standard">
      <style:text-properties officeooo:rsid="000ccae3" officeooo:paragraph-rsid="000ccae3"/>
    </style:style>
    <style:style style:name="P6" style:family="paragraph" style:parent-style-name="Standard">
      <style:text-properties officeooo:rsid="000d0884" officeooo:paragraph-rsid="000d0884"/>
    </style:style>
    <style:style style:name="P7" style:family="paragraph" style:parent-style-name="Standard">
      <style:text-properties officeooo:rsid="00118740" officeooo:paragraph-rsid="00118740"/>
    </style:style>
    <style:style style:name="P8" style:family="paragraph" style:parent-style-name="Standard">
      <style:text-properties officeooo:rsid="00158de4" officeooo:paragraph-rsid="00158de4"/>
    </style:style>
    <style:style style:name="P9" style:family="paragraph" style:parent-style-name="Standard">
      <style:text-properties officeooo:rsid="001be95e" officeooo:paragraph-rsid="001be95e"/>
    </style:style>
    <style:style style:name="P10" style:family="paragraph" style:parent-style-name="Standard">
      <style:text-properties officeooo:rsid="001f3f22" officeooo:paragraph-rsid="001f3f22"/>
    </style:style>
    <style:style style:name="P11" style:family="paragraph" style:parent-style-name="Standard">
      <style:text-properties fo:color="#ff0000"/>
    </style:style>
    <style:style style:name="P12" style:family="paragraph" style:parent-style-name="Standard" style:list-style-name="L3">
      <style:text-properties fo:color="#ff0000" officeooo:rsid="00158de4" officeooo:paragraph-rsid="00158de4"/>
    </style:style>
    <style:style style:name="P13" style:family="paragraph" style:parent-style-name="Standard" style:list-style-name="L6">
      <style:text-properties fo:color="#ff0000" officeooo:rsid="000ccae3" officeooo:paragraph-rsid="000ccae3"/>
    </style:style>
    <style:style style:name="P14" style:family="paragraph" style:parent-style-name="Standard" style:list-style-name="L9">
      <style:text-properties fo:color="#ff0000"/>
    </style:style>
    <style:style style:name="P15" style:family="paragraph" style:parent-style-name="Standard" style:list-style-name="L10">
      <style:text-properties fo:color="#ff0000" officeooo:rsid="00236d1e" officeooo:paragraph-rsid="00236d1e"/>
    </style:style>
    <style:style style:name="P16" style:family="paragraph" style:parent-style-name="Standard" style:list-style-name="L11">
      <style:text-properties fo:color="#ff0000" officeooo:rsid="00265517" officeooo:paragraph-rsid="00265517"/>
    </style:style>
    <style:style style:name="P17" style:family="paragraph" style:parent-style-name="Standard" style:list-style-name="L1">
      <style:text-properties fo:color="#3465a4" officeooo:rsid="0020f89f" officeooo:paragraph-rsid="0020f89f"/>
    </style:style>
    <style:style style:name="P18" style:family="paragraph" style:parent-style-name="Standard" style:list-style-name="L2">
      <style:text-properties fo:color="#00a933" officeooo:rsid="001be95e" officeooo:paragraph-rsid="001be95e"/>
    </style:style>
    <style:style style:name="P19" style:family="paragraph" style:parent-style-name="Standard" style:list-style-name="L4">
      <style:text-properties fo:color="#00a933" officeooo:rsid="00118740" officeooo:paragraph-rsid="00118740"/>
    </style:style>
    <style:style style:name="P20" style:family="paragraph" style:parent-style-name="Standard" style:list-style-name="L5">
      <style:text-properties fo:color="#00a933" officeooo:rsid="000d0884" officeooo:paragraph-rsid="000d0884"/>
    </style:style>
    <style:style style:name="P21" style:family="paragraph" style:parent-style-name="Standard" style:list-style-name="L5">
      <style:text-properties fo:color="#00a933" officeooo:rsid="000f6ac5" officeooo:paragraph-rsid="000f6ac5"/>
    </style:style>
    <style:style style:name="P22" style:family="paragraph" style:parent-style-name="Standard" style:list-style-name="L6">
      <style:text-properties fo:color="#00a933" officeooo:rsid="000ccae3" officeooo:paragraph-rsid="000ccae3"/>
    </style:style>
    <style:style style:name="P23" style:family="paragraph" style:parent-style-name="Standard" style:list-style-name="L7">
      <style:text-properties fo:color="#00a933" officeooo:rsid="000a8da0" officeooo:paragraph-rsid="000a8da0"/>
    </style:style>
    <style:style style:name="P24" style:family="paragraph" style:parent-style-name="Standard" style:list-style-name="L9">
      <style:text-properties fo:color="#00a933"/>
    </style:style>
    <style:style style:name="P25" style:family="paragraph" style:parent-style-name="Standard" style:list-style-name="L9">
      <style:text-properties fo:color="#00a933" officeooo:paragraph-rsid="000ccae3"/>
    </style:style>
    <style:style style:name="P26" style:family="paragraph" style:parent-style-name="Standard" style:list-style-name="L1">
      <style:text-properties fo:color="#00a933" officeooo:rsid="001f3f22" officeooo:paragraph-rsid="001f3f22"/>
    </style:style>
    <style:style style:name="P27" style:family="paragraph" style:parent-style-name="Standard" style:list-style-name="L4">
      <style:text-properties fo:color="#2a6099" officeooo:rsid="00118740" officeooo:paragraph-rsid="00118740"/>
    </style:style>
    <style:style style:name="P28" style:family="paragraph" style:parent-style-name="Standard" style:list-style-name="L8">
      <style:text-properties fo:color="#2a6099"/>
    </style:style>
    <style:style style:name="P29" style:family="paragraph" style:parent-style-name="Standard" style:list-style-name="L6">
      <style:text-properties fo:color="#2a6099" officeooo:rsid="000ccae3" officeooo:paragraph-rsid="000ccae3"/>
    </style:style>
    <style:style style:name="P30" style:family="paragraph" style:parent-style-name="Standard">
      <style:text-properties officeooo:rsid="00236d1e" officeooo:paragraph-rsid="00236d1e"/>
    </style:style>
    <style:style style:name="P31" style:family="paragraph" style:parent-style-name="Standard">
      <style:text-properties officeooo:rsid="00265517" officeooo:paragraph-rsid="00265517"/>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OMPLETE</text:p>
      <text:p text:style-name="P2">DONE</text:p>
      <text:p text:style-name="P3">USABLE BUT CAN PROBABLY BE IMPROVED/OPTIMIZED</text:p>
      <text:p text:style-name="Standard"/>
      <text:p text:style-name="P31">7/4/2020:</text:p>
      <text:list xml:id="list969648356" text:style-name="L11">
        <text:list-item>
          <text:p text:style-name="P16">Randomly generate levels</text:p>
        </text:list-item>
      </text:list>
      <text:p text:style-name="P11"/>
      <text:p text:style-name="P30">7/3/2020:</text:p>
      <text:list xml:id="list3614555197" text:style-name="L10">
        <text:list-item>
          <text:p text:style-name="P15">Handle the rare case where units can’t find a path</text:p>
        </text:list-item>
      </text:list>
      <text:p text:style-name="Standard"/>
      <text:p text:style-name="P10">7/1/2020:</text:p>
      <text:list xml:id="list3350479958" text:style-name="L1">
        <text:list-item>
          <text:p text:style-name="P26">Make enemies not spawn inside walls <text:span text:style-name="T9">(7/3/2020)</text:span></text:p>
        </text:list-item>
        <text:list-item>
          <text:p text:style-name="P17">Optimize NavMesh::straightLine() function</text:p>
        </text:list-item>
      </text:list>
      <text:p text:style-name="Standard"/>
      <text:p text:style-name="P9">6/28/2020:</text:p>
      <text:list xml:id="list2371715812" text:style-name="L2">
        <text:list-item>
          <text:p text:style-name="P18">Make pathfinding take into account object size when finding paths <text:span text:style-name="T8">(7/1/2020 Finally!)</text:span></text:p>
        </text:list-item>
      </text:list>
      <text:p text:style-name="Standard"/>
      <text:p text:style-name="P8">6/24/2020:</text:p>
      <text:list xml:id="list408038521" text:style-name="L3">
        <text:list-item>
          <text:p text:style-name="P12">Get rid of the old level system</text:p>
        </text:list-item>
      </text:list>
      <text:p text:style-name="P7">6/23/2020:</text:p>
      <text:list xml:id="list3484222272" text:style-name="L4">
        <text:list-item>
          <text:p text:style-name="P19">Make it so units don’t switch paths if their old target point is still in the unit’s hit box. <text:span text:style-name="T3">If they do switch, the switch to a point close to their old target. (6/24/2020)</text:span></text:p>
        </text:list-item>
        <text:list-item>
          <text:p text:style-name="P27">Figure out where a group of units will move when attacking an enemy <text:span text:style-name="T7">(6/28/2020)</text:span></text:p>
        </text:list-item>
        <text:list-item>
          <text:p text:style-name="P19">Make terrain untargetable.</text:p>
        </text:list-item>
        <text:list-item>
          <text:p text:style-name="P19">Make units not attack friendly units, namely structures <text:span text:style-name="T6">(6/27/2020)</text:span></text:p>
        </text:list-item>
      </text:list>
      <text:p text:style-name="Standard"/>
      <text:p text:style-name="P6">6/19/2020:</text:p>
      <text:list xml:id="list1520269189" text:style-name="L5">
        <text:list-item>
          <text:p text:style-name="P20">Add structures, which are solid units that repel units <text:span text:style-name="T2">upon collision (6/19/2020)</text:span></text:p>
        </text:list-item>
        <text:list-item>
          <text:p text:style-name="P21">Make it so that when trying to move to a spot that is taken up by a structure, the unit moves to the closest point possible <text:span text:style-name="T4">(6/24/2020)</text:span></text:p>
        </text:list-item>
      </text:list>
      <text:p text:style-name="Standard"/>
      <text:p text:style-name="P5">6/18/2020:</text:p>
      <text:list xml:id="list3233397157" text:style-name="L6">
        <text:list-item>
          <text:p text:style-name="P22">Add ranged attacks <text:span text:style-name="T5">(6/24/2020)</text:span></text:p>
        </text:list-item>
        <text:list-item>
          <text:p text:style-name="P13">Have a resource counter</text:p>
        </text:list-item>
        <text:list-item>
          <text:p text:style-name="P29">Have units spawn and attack the base. <text:span text:style-name="T10">(7/4/2020)</text:span></text:p>
        </text:list-item>
      </text:list>
      <text:p text:style-name="Standard"/>
      <text:p text:style-name="P4">6/14/2020:</text:p>
      <text:list xml:id="list2769869891" text:style-name="L7">
        <text:list-item>
          <text:p text:style-name="P23">Create Debug Class that handles all controls to toggle debugging tools <text:span text:style-name="T1">(6/18/2020)</text:span></text:p>
        </text:list-item>
        <text:list-item>
          <text:p text:style-name="P23">Create debug ability to create terrain by using the selection window <text:span text:style-name="T1">(6/18/2020)</text:span></text:p>
        </text:list-item>
      </text:list>
      <text:p text:style-name="Standard"/>
      <text:p text:style-name="Standard">6/7/2020:</text:p>
      <text:list xml:id="list1089763109" text:style-name="L8">
        <text:list-item>
          <text:p text:style-name="P28">Optimize navmesh generation (At least make finding lines that intersect run in O(logn) rather than linear time).</text:p>
        </text:list-item>
      </text:list>
      <text:list xml:id="list170016765" text:style-name="L9">
        <text:list-item>
          <text:p text:style-name="P25">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14">Have units avoid other units.</text:p>
        </text:list-item>
        <text:list-item>
          <text:p text:style-name="P24">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7-05T11:05:22.861000000</dc:date>
    <meta:editing-duration>P6DT15H42M11S</meta:editing-duration>
    <meta:editing-cycles>20</meta:editing-cycles>
    <meta:generator>LibreOffice/6.3.0.4$Windows_X86_64 LibreOffice_project/057fc023c990d676a43019934386b85b21a9ee99</meta:generator>
    <meta:document-statistic meta:table-count="0" meta:image-count="0" meta:object-count="0" meta:page-count="1" meta:paragraph-count="34" meta:word-count="289" meta:character-count="1727" meta:non-whitespace-character-count="1491"/>
  </office:meta>
</office:document-meta>
</file>